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0pt" officeooo:paragraph-rsid="000764d0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Georgia" fo:font-size="14pt" officeooo:paragraph-rsid="000764d0" style:font-size-asian="12.25pt" style:font-size-complex="14pt"/>
    </style:style>
    <style:style style:name="P3" style:family="paragraph" style:parent-style-name="Standard">
      <style:paragraph-properties fo:line-height="100%" fo:text-align="start" style:justify-single-word="false"/>
      <style:text-properties style:font-name="Georgia" fo:font-size="14pt" officeooo:rsid="000764d0" officeooo:paragraph-rsid="000764d0" style:font-size-asian="12.25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Georgia" fo:font-size="14pt" officeooo:rsid="000764d0" officeooo:paragraph-rsid="000764d0" style:font-size-asian="12.25pt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Georgia" fo:font-size="12pt" officeooo:rsid="000764d0" officeooo:paragraph-rsid="000764d0" style:font-size-asian="12pt" style:font-size-complex="12pt"/>
    </style:style>
    <style:style style:name="P6" style:family="paragraph" style:parent-style-name="Standard">
      <style:paragraph-properties fo:line-height="115%" fo:text-align="start" style:justify-single-word="false"/>
      <style:text-properties style:font-name="Georgia" fo:font-size="12pt" officeooo:rsid="000764d0" officeooo:paragraph-rsid="000764d0" style:font-size-asian="12pt" style:font-size-complex="12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20pt" officeooo:paragraph-rsid="000764d0" style:font-size-asian="20pt" style:font-size-complex="20pt"/>
    </style:style>
    <style:style style:name="T1" style:family="text">
      <style:text-properties officeooo:rsid="000764d0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 U S <text:s text:c="3"/>C A N T I E N I</text:p>
      <text:p text:style-name="P1"/>
      <text:p text:style-name="P1">69 BROWN ST BOX 7028 <text:s text:c="2"/>• <text:s text:c="2"/>PROVIDENCE, RI <text:s text:c="2"/>7028</text:p>
      <text:p text:style-name="P1">P H O N E <text:s text:c="2"/>( 413 ) <text:s/>522 – 4103 <text:s text:c="2"/>• <text:s text:c="2"/>E M A I L <text:s text:c="2"/><text:span text:style-name="T1">G U S . C A N T I E N I </text:span>@ <text:span text:style-name="T1">G M A I L . C O M</text:span></text:p>
      <text:p text:style-name="P1"/>
      <text:p text:style-name="P2"/>
      <text:p text:style-name="P5">To Whom it May Concern,</text:p>
      <text:p text:style-name="P5"/>
      <text:p text:style-name="P6">Ever since I was a young child I’ve wanted to work in a bookstore. In fact, my uncle worked at Barns and Noble for seven years. Every weekend my parents would drop me off at the bookstore and I would spend the whole day reading and leafing through every book I could get my hands on. Barnes and Noble has always been a source of fond memories and happy nostalgia, and I would love to continue supporting literature through work as a bookseller. That is why I am enclosing my application for the Boston Barnes and Noble. </text:p>
      <text:p text:style-name="P6"/>
      <text:p text:style-name="P6">I believe my love of literature, along with my organizational ability and experience with database management will make me an ideal candidate for this job.</text:p>
      <text:p text:style-name="P6"/>
      <text:p text:style-name="P4"><text:span text:style-name="T2">Thank you for your consideration. The best way to contact me is through my personal email, </text:span><text:a xlink:type="simple" xlink:href="mailto:gus.cantieni@gmail.com" text:style-name="Internet_20_link" text:visited-style-name="Visited_20_Internet_20_Link"><text:span text:style-name="T2">gus.cantieni@gmail.com</text:span></text:a><text:span text:style-name="T2">. Please don’t hesitate to reach out.</text:span></text:p>
      <text:p text:style-name="P5"/>
      <text:p text:style-name="P5">Sincerely,</text:p>
      <text:p text:style-name="P5"/>
      <text:p text:style-name="P5">Gus Cantieni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5:32:45.169772573</meta:creation-date>
    <dc:date>2018-06-10T15:42:59.580143990</dc:date>
    <meta:editing-duration>PT10M17S</meta:editing-duration>
    <meta:editing-cycles>1</meta:editing-cycles>
    <meta:document-statistic meta:table-count="0" meta:image-count="0" meta:object-count="0" meta:page-count="1" meta:paragraph-count="9" meta:word-count="211" meta:character-count="1035" meta:non-whitespace-character-count="813"/>
    <meta:generator>LibreOffice/5.1.6.2$Linux_X86_64 LibreOffice_project/10m0$Build-2</meta:generator>
  </office:meta>
</office:document-meta>
</file>